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RequestMatcherTests.assertMatches( WebRequestMatcher match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RequestMatcherTests.assertDoesNotMatch( WebRequestMatcher match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